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paragraph-rsid="000c290f"/>
    </style:style>
    <style:style style:name="T1" style:family="text">
      <style:text-properties officeooo:rsid="000c00e1"/>
    </style:style>
    <style:style style:name="T2" style:family="text">
      <style:text-properties officeooo:rsid="000c290f"/>
    </style:style>
    <style:style style:name="T3" style:family="text">
      <style:text-properties officeooo:rsid="000d1236"/>
    </style:style>
    <style:style style:name="T4" style:family="text">
      <style:text-properties officeooo:rsid="000d7628"/>
    </style:style>
    <style:style style:name="T5" style:family="text">
      <style:text-properties officeooo:rsid="000eb926"/>
    </style:style>
    <style:style style:name="T6" style:family="text">
      <style:text-properties officeooo:rsid="0010051e"/>
    </style:style>
    <style:style style:name="T7" style:family="text">
      <style:text-properties officeooo:rsid="0010c496"/>
    </style:style>
    <style:style style:name="T8" style:family="text">
      <style:text-properties officeooo:rsid="00120c1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25476011" text:style-name="L1">
        <text:list-item>
          <text:p text:style-name="P2">Native (native prototyping) <text:s/><text:span text:style-name="T2">Prototipos nativo</text:span></text:p>
        </text:list-item>
        <text:list-item>
          <text:p text:style-name="P3">Get your hands dirty – <text:span text:style-name="T2">Ensuciarse las manos.</text:span></text:p>
        </text:list-item>
        <text:list-item>
          <text:p text:style-name="P2">Browser - <text:span text:style-name="T1">Navegador</text:span></text:p>
        </text:list-item>
        <text:list-item>
          <text:p text:style-name="P2">HTML, CSS, JavaScript <text:s/>- <text:span text:style-name="T1">Lenguajes</text:span></text:p>
        </text:list-item>
        <text:list-item>
          <text:p text:style-name="P2">As much as possible </text:p>
        </text:list-item>
        <text:list-item>
          <text:p text:style-name="P2">Real devices / data / users <text:s/>- <text:span text:style-name="T2">Dispositivos reales / datos / usuario</text:span></text:p>
        </text:list-item>
        <text:list-item>
          <text:p text:style-name="P2">Goal / Our goal for this video is to show you how to … <text:s text:c="2"/>- <text:span text:style-name="T4">Objetivo / Nuestro objetivo con este video es mostrarle como ...</text:span></text:p>
        </text:list-item>
        <text:list-item>
          <text:p text:style-name="P2">Leverage - <text:span text:style-name="T2">aprovechar</text:span></text:p>
        </text:list-item>
        <text:list-item>
          <text:p text:style-name="P2">Bring your ideas to life - Da vida a tus ideas</text:p>
        </text:list-item>
        <text:list-item>
          <text:p text:style-name="P2">Real world scenario – <text:span text:style-name="T2">Escenario del mundo real</text:span></text:p>
        </text:list-item>
        <text:list-item>
          <text:p text:style-name="P2">Turn an idea into an actual product - Convertir una idea en un producto real</text:p>
        </text:list-item>
        <text:list-item>
          <text:p text:style-name="P2">The best thing about… - La mejor cosa sobre…</text:p>
        </text:list-item>
        <text:list-item>
          <text:p text:style-name="P2">Extension - <text:span text:style-name="T2">Extencion</text:span></text:p>
        </text:list-item>
        <text:list-item>
          <text:p text:style-name="P2">Design process – <text:span text:style-name="T2">Proceso de diseño</text:span></text:p>
        </text:list-item>
        <text:list-item>
          <text:p text:style-name="P2">Canvas - <text:span text:style-name="T2">Lienzo</text:span></text:p>
        </text:list-item>
        <text:list-item>
          <text:p text:style-name="P2">Paintbrush - <text:span text:style-name="T3">Pincel</text:span></text:p>
        </text:list-item>
        <text:list-item>
          <text:p text:style-name="P2">Proficient / Proficiency / Strong technical proficiency <text:s/>- <text:span text:style-name="T5">Fuerte dominación técnica.</text:span></text:p>
        </text:list-item>
        <text:list-item>
          <text:p text:style-name="P2">Depending on… - <text:span text:style-name="T5">Dependiendo de … </text:span></text:p>
        </text:list-item>
        <text:list-item>
          <text:p text:style-name="P2">Ecosystem - <text:span text:style-name="T7">Ecosistema</text:span></text:p>
        </text:list-item>
        <text:list-item>
          <text:p text:style-name="P2">SDK - <text:span text:style-name="T7">SDK</text:span></text:p>
        </text:list-item>
        <text:list-item>
          <text:p text:style-name="P2">Platform - <text:span text:style-name="T2">Plataforma</text:span></text:p>
        </text:list-item>
        <text:list-item>
          <text:p text:style-name="P2">Build – <text:span text:style-name="T6">Crear / Desarrollar</text:span></text:p>
        </text:list-item>
        <text:list-item>
          <text:p text:style-name="P2">Android, iOS, Web Browser, Hardware, Arduino – <text:span text:style-name="T7">Tipos de arquitectura</text:span></text:p>
        </text:list-item>
        <text:list-item>
          <text:p text:style-name="P2">Load / loaded – <text:span text:style-name="T6">Cargar / Cargado</text:span></text:p>
        </text:list-item>
        <text:list-item>
          <text:p text:style-name="P2">Gyroscope / Accelerometer / Speaker / Camera / Microphone / GPS – <text:span text:style-name="T7">Diferentes tecnologias e importates</text:span></text:p>
        </text:list-item>
        <text:list-item>
          <text:p text:style-name="P2">Hard / Pretty hard – <text:span text:style-name="T7">Bastante dificil</text:span></text:p>
        </text:list-item>
        <text:list-item>
          <text:p text:style-name="P2">Hacker <text:s/>- <text:span text:style-name="T7">Hacker</text:span></text:p>
        </text:list-item>
        <text:list-item>
          <text:p text:style-name="P2">Shortcut <text:s/>- <text:span text:style-name="T7">Atajo</text:span></text:p>
        </text:list-item>
        <text:list-item>
          <text:p text:style-name="P2">I should also mention / say… - <text:span text:style-name="T7">También deberías mencionar / decir ….</text:span></text:p>
        </text:list-item>
        <text:list-item>
          <text:p text:style-name="P2">Library <text:s/>-<text:span text:style-name="T1">Libreria</text:span></text:p>
        </text:list-item>
        <text:list-item>
          <text:p text:style-name="P2">Framework - <text:span text:style-name="T7">estructuras</text:span></text:p>
        </text:list-item>
        <text:list-item>
          <text:p text:style-name="P2">Fit - <text:span text:style-name="T7">ajustar</text:span></text:p>
        </text:list-item>
        <text:list-item>
          <text:p text:style-name="P2">Commitment – <text:span text:style-name="T7">compromiso / esfuerzo</text:span></text:p>
        </text:list-item>
        <text:list-item>
          <text:p text:style-name="P2">Baseline <text:s/>- <text:span text:style-name="T7">base de partida</text:span></text:p>
        </text:list-item>
        <text:list-item>
          <text:p text:style-name="P2">Feedback – <text:span text:style-name="T2">Retroalimentacion de comentarios</text:span></text:p>
        </text:list-item>
        <text:list-item>
          <text:p text:style-name="P2">User experience – <text:span text:style-name="T2">Experiencia usuario</text:span></text:p>
        </text:list-item>
        <text:list-item>
          <text:p text:style-name="P2">Look and feel <text:s/>- <text:span text:style-name="T7">Mira y siente</text:span></text:p>
        </text:list-item>
        <text:list-item>
          <text:p text:style-name="P2">Validation - <text:span text:style-name="T2">Validacion</text:span></text:p>
        </text:list-item>
        <text:list-item>
          <text:p text:style-name="P2">LifeCycle – <text:span text:style-name="T2">Ciclo vital</text:span></text:p>
        </text:list-item>
        <text:list-item>
          <text:p text:style-name="P2">Workflow - Flujo de trabajo</text:p>
        </text:list-item>
        <text:list-item>
          <text:p text:style-name="P2">Craft <text:s/>- <text:span text:style-name="T7">artesania</text:span></text:p>
        </text:list-item>
        <text:list-item>
          <text:p text:style-name="P2">Round - <text:span text:style-name="T1">Ronda</text:span></text:p>
        </text:list-item>
        <text:list-item>
          <text:p text:style-name="P2">Iteration - <text:span text:style-name="T7">iteracion</text:span></text:p>
        </text:list-item>
        <text:list-item>
          <text:p text:style-name="P2">Experience it all for themselves – <text:span text:style-name="T8">Experimenta todo por si mismo</text:span></text:p>
        </text:list-item>
        <text:list-item>
          <text:p text:style-name="P2"><text:soft-page-break/>Getting locked heavily - Quedarse encerrado fuertemente</text:p>
        </text:list-item>
        <text:list-item>
          <text:p text:style-name="P2">Let the prototypes be the proof <text:s/>- Deja que los prototipos sean la prueba</text:p>
        </text:list-item>
        <text:list-item>
          <text:p text:style-name="P2">Product launch – <text:span text:style-name="T8">Lanzar el producto</text:span></text:p>
        </text:list-item>
        <text:list-item>
          <text:p text:style-name="P2">Upgrade - <text:span text:style-name="T1">Actualizar</text:span></text:p>
        </text:list-item>
        <text:list-item>
          <text:p text:style-name="P2">Feature / existing feature - Característica / característica existente</text:p>
        </text:list-item>
        <text:list-item>
          <text:p text:style-name="P2">Silver bullet – <text:span text:style-name="T8">Bala de plata</text:span></text:p>
        </text:list-item>
        <text:list-item>
          <text:p text:style-name="P1">Magic Process - Proceso mágic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56:11.166042087</meta:creation-date>
    <dc:date>2019-09-25T19:51:48.737291452</dc:date>
    <meta:editing-duration>PT17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368" meta:character-count="1989" meta:non-whitespace-character-count="1693"/>
  </office:meta>
</office:document-meta>
</file>